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akePHP 3 Cheatsheet</text:h>
      <text:h text:style-name="Heading_20_2" text:outline-level="2"><text:bookmark text:name="controllers"/>Controllers</text:h>
      <text:h text:style-name="Heading_20_3" text:outline-level="3"><text:bookmark text:name="controllers-controller-actions"/>Controller actions</text:h>
      <text:p text:style-name="Text_20_body">Copy</text:p>
      <text:p text:style-name="Preformatted_20_Text"><text:span text:style-name="Source_20_Text">use Cake\Controller\Controller;</text:span></text:p>
      <text:p text:style-name="Preformatted_20_Text"><text:span text:style-name="Source_20_Text">class PostsController extends Controller {</text:span></text:p>
      <text:p text:style-name="Preformatted_20_Text"><text:span text:style-name="Source_20_Text"><text:s text:c="4"/>public function view($id) {</text:span></text:p>
      <text:p text:style-name="Preformatted_20_Text"><text:span text:style-name="Source_20_Text"><text:s text:c="8"/>//Your code here</text:span></text:p>
      <text:p text:style-name="Preformatted_20_Text"><text:span text:style-name="Source_20_Text"><text:s text:c="4"/>}</text:span></text:p>
      <text:p text:style-name="P1"><text:span text:style-name="Source_20_Text">}</text:span></text:p>
      <text:h text:style-name="Heading_20_3" text:outline-level="3"><text:bookmark text:name="controllers-before-filter"/>Before filter</text:h>
      <text:p text:style-name="Text_20_body">Copy</text:p>
      <text:p text:style-name="Preformatted_20_Text"><text:span text:style-name="Source_20_Text">use Cake\Event\Event;</text:span></text:p>
      <text:p text:style-name="Preformatted_20_Text"><text:span text:style-name="Source_20_Text">public function beforeFilter(Event $event) {</text:span></text:p>
      <text:p text:style-name="Preformatted_20_Text"><text:span text:style-name="Source_20_Text"><text:s text:c="4"/>parent::beforeFilter($event);</text:span></text:p>
      <text:p text:style-name="P1"><text:span text:style-name="Source_20_Text">}</text:span></text:p>
      <text:h text:style-name="Heading_20_3" text:outline-level="3"><text:bookmark text:name="controllers-setting-view-variables"/>Setting view variables</text:h>
      <text:p text:style-name="Text_20_body">Copy</text:p>
      <text:p text:style-name="Preformatted_20_Text"><text:span text:style-name="Source_20_Text">// Setting one variable at a time</text:span></text:p>
      <text:p text:style-name="Preformatted_20_Text"><text:span text:style-name="Source_20_Text">$this-&gt;set('color', 'pink');</text:span></text:p>
      <text:p text:style-name="Preformatted_20_Text"><text:span text:style-name="Source_20_Text">$this-&gt;set('color', $color);</text:span></text:p>
      <text:p text:style-name="Preformatted_20_Text"/>
      <text:p text:style-name="Preformatted_20_Text"><text:span text:style-name="Source_20_Text">// Setting via compact()</text:span></text:p>
      <text:p text:style-name="Preformatted_20_Text"><text:span text:style-name="Source_20_Text">$color1 = 'pink';</text:span></text:p>
      <text:p text:style-name="Preformatted_20_Text"><text:span text:style-name="Source_20_Text">$color2 = 'red';</text:span></text:p>
      <text:p text:style-name="P1"><text:span text:style-name="Source_20_Text">$this-&gt;set(compact('color1', 'color2'));</text:span></text:p>
      <text:h text:style-name="Heading_20_3" text:outline-level="3"><text:bookmark text:name="controllers-retrieving-post-data"/>Retrieving post data</text:h>
      <text:p text:style-name="Text_20_body">Copy</text:p>
      <text:p text:style-name="Preformatted_20_Text"><text:span text:style-name="Source_20_Text">// Using $request-&gt;data array</text:span></text:p>
      <text:p text:style-name="Preformatted_20_Text"><text:span text:style-name="Source_20_Text">$this-&gt;request-&gt;data['field'];</text:span></text:p>
      <text:p text:style-name="Preformatted_20_Text"/>
      <text:p text:style-name="Preformatted_20_Text"><text:span text:style-name="Source_20_Text">// Using $request-&gt;data() getter</text:span></text:p>
      <text:p text:style-name="Preformatted_20_Text"><text:span text:style-name="Source_20_Text">$this-&gt;request-&gt;data('field');</text:span></text:p>
      <text:p text:style-name="P1"><text:span text:style-name="Source_20_Text">$this-&gt;request-&gt;data('data.subfield');</text:span></text:p>
      <text:h text:style-name="Heading_20_3" text:outline-level="3"><text:bookmark text:name="controllers-load-additional-model"/>Load additional model</text:h>
      <text:p text:style-name="Text_20_body">Copy</text:p>
      <text:p text:style-name="P1"><text:span text:style-name="Source_20_Text">$this-&gt;loadModel('Articles');</text:span></text:p>
      <text:h text:style-name="Heading_20_3" text:outline-level="3"><text:bookmark text:name="controllers-redirecting"/><text:soft-page-break/>Redirecting</text:h>
      <text:p text:style-name="Text_20_body">Copy</text:p>
      <text:p text:style-name="Preformatted_20_Text"><text:span text:style-name="Source_20_Text">return $this-&gt;redirect([</text:span></text:p>
      <text:p text:style-name="Preformatted_20_Text"><text:span text:style-name="Source_20_Text"><text:s text:c="4"/>'controller' =&gt; 'myController',</text:span></text:p>
      <text:p text:style-name="Preformatted_20_Text"><text:span text:style-name="Source_20_Text"><text:s text:c="4"/>'action' =&gt; 'myAction'</text:span></text:p>
      <text:p text:style-name="P1"><text:span text:style-name="Source_20_Text">]);</text:span></text:p>
      <text:h text:style-name="Heading_20_3" text:outline-level="3"><text:bookmark text:name="controllers-pass-variables-to-the-action"/>Pass variables to the action</text:h>
      <text:p text:style-name="Text_20_body">Copy</text:p>
      <text:p text:style-name="Preformatted_20_Text"><text:span text:style-name="Source_20_Text">return $this-&gt;redirect([</text:span></text:p>
      <text:p text:style-name="Preformatted_20_Text"><text:span text:style-name="Source_20_Text"><text:s text:c="4"/>'controller' =&gt; 'myController',</text:span></text:p>
      <text:p text:style-name="Preformatted_20_Text"><text:span text:style-name="Source_20_Text"><text:s text:c="4"/>'action' =&gt; 'myAction',</text:span></text:p>
      <text:p text:style-name="Preformatted_20_Text"><text:span text:style-name="Source_20_Text"><text:s text:c="4"/>$id</text:span></text:p>
      <text:p text:style-name="P1"><text:span text:style-name="Source_20_Text">]);</text:span></text:p>
      <text:h text:style-name="Heading_20_3" text:outline-level="3"><text:bookmark text:name="controllers-redirect-to-the-referer-page"/>Redirect to the referer page</text:h>
      <text:p text:style-name="Text_20_body">Copy</text:p>
      <text:p text:style-name="P1"><text:span text:style-name="Source_20_Text">return $this-&gt;redirect($this-&gt;referer());</text:span></text:p>
      <text:h text:style-name="Heading_20_3" text:outline-level="3"><text:bookmark text:name="controllers-view-layouts"/>View layouts</text:h>
      <text:p text:style-name="Text_20_body">Copy</text:p>
      <text:p text:style-name="Preformatted_20_Text"><text:span text:style-name="Source_20_Text">public function index() {</text:span></text:p>
      <text:p text:style-name="Preformatted_20_Text"><text:span text:style-name="Source_20_Text"><text:s text:c="4"/>$this-&gt;viewBuilder()-&gt;layout('admin'); // New in 3.1</text:span></text:p>
      <text:p text:style-name="Preformatted_20_Text"><text:span text:style-name="Source_20_Text"><text:s text:c="4"/>// or</text:span></text:p>
      <text:p text:style-name="Preformatted_20_Text"><text:span text:style-name="Source_20_Text"><text:s text:c="4"/>$this-&gt;layout = 'admin'; // Before 3.1</text:span></text:p>
      <text:p text:style-name="Preformatted_20_Text"/>
      <text:p text:style-name="Preformatted_20_Text"><text:span text:style-name="Source_20_Text"><text:s text:c="4"/>//To load a layout from a plugin</text:span></text:p>
      <text:p text:style-name="Preformatted_20_Text"><text:span text:style-name="Source_20_Text"><text:s text:c="4"/>$this-&gt;viewBuilder()-&gt;layout('Admin.admin'); // New in 3.1</text:span></text:p>
      <text:p text:style-name="Preformatted_20_Text"><text:span text:style-name="Source_20_Text"><text:s text:c="4"/>// or</text:span></text:p>
      <text:p text:style-name="Preformatted_20_Text"><text:span text:style-name="Source_20_Text"><text:s text:c="4"/>$this-&gt;layout = 'Admin.admin'; // Before 3.1</text:span></text:p>
      <text:p text:style-name="P1"><text:span text:style-name="Source_20_Text">}</text:span></text:p>
      <text:h text:style-name="Heading_20_3" text:outline-level="3"><text:bookmark text:name="controllers-change-the-layout-of-the-entire-controller"/>Change the layout of the entire controller</text:h>
      <text:p text:style-name="Text_20_body">Copy</text:p>
      <text:p text:style-name="Preformatted_20_Text"><text:span text:style-name="Source_20_Text">//use Cake\Event\Event;</text:span></text:p>
      <text:p text:style-name="Preformatted_20_Text"><text:span text:style-name="Source_20_Text">public function beforeFilter(Event $event) {</text:span></text:p>
      <text:p text:style-name="Preformatted_20_Text"><text:span text:style-name="Source_20_Text"><text:s text:c="4"/>parent::beforeFilter($event);</text:span></text:p>
      <text:p text:style-name="Preformatted_20_Text"><text:span text:style-name="Source_20_Text"><text:s text:c="4"/>$this-&gt;viewBuilder()-&gt;layout('admin'); // New in 3.1</text:span></text:p>
      <text:p text:style-name="Preformatted_20_Text"><text:span text:style-name="Source_20_Text"><text:s text:c="4"/>// or</text:span></text:p>
      <text:p text:style-name="Preformatted_20_Text"><text:span text:style-name="Source_20_Text"><text:s text:c="4"/>$this-&gt;layout = 'admin'; // Before 3.1</text:span></text:p>
      <text:p text:style-name="P1"><text:span text:style-name="Source_20_Text">}</text:span></text:p>
      <text:h text:style-name="Heading_20_3" text:outline-level="3"><text:bookmark text:name="controllers-helpers-components"/>Helpers &amp; Components</text:h>
      <text:p text:style-name="Text_20_body">Copy</text:p>
      <text:p text:style-name="Preformatted_20_Text"><text:span text:style-name="Source_20_Text">class RecipesController extends AppController {</text:span></text:p>
      <text:p text:style-name="Preformatted_20_Text"><text:span text:style-name="Source_20_Text"><text:s text:c="4"/>public $helpers = ['Form'];</text:span></text:p>
      <text:p text:style-name="Preformatted_20_Text"><text:span text:style-name="Source_20_Text"><text:s text:c="4"/>public $components = ['RequestHandler'];</text:span></text:p>
      <text:p text:style-name="P1"><text:soft-page-break/><text:span text:style-name="Source_20_Text">}</text:span></text:p>
      <text:h text:style-name="Heading_20_2" text:outline-level="2"><text:bookmark text:name="views"/>Views</text:h>
      <text:h text:style-name="Heading_20_3" text:outline-level="3"><text:bookmark text:name="views-view-variables"/>View variables</text:h>
      <text:p text:style-name="Text_20_body">Copy</text:p>
      <text:p text:style-name="Preformatted_20_Text"><text:span text:style-name="Source_20_Text">//Output a variable</text:span></text:p>
      <text:p text:style-name="Preformatted_20_Text"><text:span text:style-name="Source_20_Text">echo $color;</text:span></text:p>
      <text:p text:style-name="P1"><text:span text:style-name="Source_20_Text">echo $color-&gt;name;</text:span></text:p>
      <text:h text:style-name="Heading_20_3" text:outline-level="3"><text:bookmark text:name="views-setting-variables"/>Setting variables</text:h>
      <text:p text:style-name="Text_20_body">Copy</text:p>
      <text:p text:style-name="Preformatted_20_Text"><text:span text:style-name="Source_20_Text">//Views have a set method of their own</text:span></text:p>
      <text:p text:style-name="Preformatted_20_Text"><text:span text:style-name="Source_20_Text">$this-&gt;set('activeMenuButton', 'posts');</text:span></text:p>
      <text:p text:style-name="P1"><text:span text:style-name="Source_20_Text">echo $activeMenuButton;</text:span></text:p>
      <text:h text:style-name="Heading_20_3" text:outline-level="3"><text:bookmark text:name="views-view-elements"/>View elements</text:h>
      <text:p text:style-name="Text_20_body">Copy</text:p>
      <text:p text:style-name="Preformatted_20_Text"><text:span text:style-name="Source_20_Text">echo $this-&gt;element('helpbox');</text:span></text:p>
      <text:p text:style-name="Preformatted_20_Text"/>
      <text:p text:style-name="Preformatted_20_Text"><text:span text:style-name="Source_20_Text">//Passing variables to the view element</text:span></text:p>
      <text:p text:style-name="Preformatted_20_Text"><text:span text:style-name="Source_20_Text">echo $this-&gt;element('helpbox', [</text:span></text:p>
      <text:p text:style-name="Preformatted_20_Text"><text:span text:style-name="Source_20_Text"><text:s text:c="8"/>'helptext' =&gt; 'This is the helptext'</text:span></text:p>
      <text:p text:style-name="Preformatted_20_Text"><text:span text:style-name="Source_20_Text">]);</text:span></text:p>
      <text:p text:style-name="Preformatted_20_Text"/>
      <text:p text:style-name="Preformatted_20_Text"><text:span text:style-name="Source_20_Text">//Load elements from a plugin</text:span></text:p>
      <text:p text:style-name="P1"><text:span text:style-name="Source_20_Text">echo $this-&gt;element('Contacts.helpbox');</text:span></text:p>
      <text:h text:style-name="Heading_20_3" text:outline-level="3"><text:bookmark text:name="views-page-title"/>Page title</text:h>
      <text:p text:style-name="Text_20_body">Copy</text:p>
      <text:p text:style-name="Preformatted_20_Text"><text:span text:style-name="Source_20_Text">$this-&gt;assign('title', 'Your title');</text:span></text:p>
      <text:p text:style-name="Preformatted_20_Text"/>
      <text:p text:style-name="Preformatted_20_Text"><text:span text:style-name="Source_20_Text">//In your layout</text:span></text:p>
      <text:p text:style-name="P1"><text:span text:style-name="Source_20_Text">$this-&gt;fetch('title');</text:span></text:p>
      <text:h text:style-name="Heading_20_2" text:outline-level="2"><text:bookmark text:name="models"/>Models</text:h>
      <text:h text:style-name="Heading_20_3" text:outline-level="3"><text:bookmark text:name="models-tables"/>Tables</text:h>
      <text:p text:style-name="Text_20_body">Copy</text:p>
      <text:p text:style-name="Preformatted_20_Text"><text:span text:style-name="Source_20_Text">namespace App\Model\Table;</text:span></text:p>
      <text:p text:style-name="Preformatted_20_Text"><text:span text:style-name="Source_20_Text">use Cake\ORM\Table;</text:span></text:p>
      <text:p text:style-name="Preformatted_20_Text"/>
      <text:p text:style-name="Preformatted_20_Text"><text:span text:style-name="Source_20_Text">class SitiosTable extends Table {</text:span></text:p>
      <text:p text:style-name="Preformatted_20_Text"><text:span text:style-name="Source_20_Text"><text:s text:c="8"/>//Code...</text:span></text:p>
      <text:p text:style-name="P1"><text:span text:style-name="Source_20_Text">}</text:span></text:p>
      <text:h text:style-name="Heading_20_3" text:outline-level="3"><text:bookmark text:name="models-attributes"/><text:soft-page-break/>Attributes</text:h>
      <text:p text:style-name="Text_20_body">Copy</text:p>
      <text:p text:style-name="Preformatted_20_Text"><text:span text:style-name="Source_20_Text">class SitiosTable extends Table {</text:span></text:p>
      <text:p text:style-name="Preformatted_20_Text"><text:span text:style-name="Source_20_Text"><text:s text:c="8"/>public function initialize(array $config) {</text:span></text:p>
      <text:p text:style-name="Preformatted_20_Text"><text:span text:style-name="Source_20_Text"><text:s text:c="16"/>$this-&gt;table('sitios');</text:span></text:p>
      <text:p text:style-name="Preformatted_20_Text"><text:span text:style-name="Source_20_Text"><text:s text:c="16"/>$this-&gt;displayField('myField');</text:span></text:p>
      <text:p text:style-name="Preformatted_20_Text"><text:span text:style-name="Source_20_Text"><text:s text:c="16"/>$this-&gt;primaryKey('my_id');</text:span></text:p>
      <text:p text:style-name="Preformatted_20_Text"><text:span text:style-name="Source_20_Text"><text:s text:c="16"/>$this-&gt;tablePrefix('prefix_');</text:span></text:p>
      <text:p text:style-name="Preformatted_20_Text"><text:span text:style-name="Source_20_Text"><text:s text:c="4"/>}</text:span></text:p>
      <text:p text:style-name="P1"><text:span text:style-name="Source_20_Text">}</text:span></text:p>
      <text:h text:style-name="Heading_20_3" text:outline-level="3"><text:bookmark text:name="models-associations"/>Associations</text:h>
      <text:p text:style-name="Text_20_body">Copy</text:p>
      <text:p text:style-name="Preformatted_20_Text"><text:span text:style-name="Source_20_Text">class SitiosTable extends Table {</text:span></text:p>
      <text:p text:style-name="Preformatted_20_Text"><text:span text:style-name="Source_20_Text"><text:s text:c="8"/>public function initialize(array $config) {</text:span></text:p>
      <text:p text:style-name="Preformatted_20_Text"><text:span text:style-name="Source_20_Text"><text:s text:c="8"/>$this-&gt;belongsTo('Authors', [</text:span></text:p>
      <text:p text:style-name="Preformatted_20_Text"><text:span text:style-name="Source_20_Text"><text:s text:c="24"/>'className' =&gt; 'Authors',</text:span></text:p>
      <text:p text:style-name="Preformatted_20_Text"><text:span text:style-name="Source_20_Text"><text:s text:c="24"/>'foreignKey' =&gt; 'author_id',</text:span></text:p>
      <text:p text:style-name="Preformatted_20_Text"><text:span text:style-name="Source_20_Text"><text:s text:c="24"/>'joinType' =&gt; 'INNER',</text:span></text:p>
      <text:p text:style-name="Preformatted_20_Text"><text:span text:style-name="Source_20_Text"><text:s text:c="16"/>]);</text:span></text:p>
      <text:p text:style-name="Preformatted_20_Text"><text:span text:style-name="Source_20_Text"><text:s text:c="16"/>$this-&gt;hasMany('Tags');</text:span></text:p>
      <text:p text:style-name="Preformatted_20_Text"><text:span text:style-name="Source_20_Text"><text:s text:c="16"/>$this-&gt;hasOne('Categories');</text:span></text:p>
      <text:p text:style-name="Preformatted_20_Text"><text:span text:style-name="Source_20_Text"><text:s text:c="16"/>$this-&gt;hasAndBelongsToMany('Topics');</text:span></text:p>
      <text:p text:style-name="Preformatted_20_Text"><text:span text:style-name="Source_20_Text"><text:s text:c="4"/>}</text:span></text:p>
      <text:p text:style-name="P1"><text:span text:style-name="Source_20_Text">}</text:span></text:p>
      <text:h text:style-name="Heading_20_3" text:outline-level="3"><text:bookmark text:name="models-retrieve-single-row"/>Retrieve single row</text:h>
      <text:p text:style-name="Text_20_body">Copy</text:p>
      <text:p text:style-name="P1"><text:span text:style-name="Source_20_Text">$article = $this-&gt;Articles-&gt;get($id);</text:span></text:p>
      <text:h text:style-name="Heading_20_3" text:outline-level="3"><text:bookmark text:name="models-find-all"/>Find all</text:h>
      <text:p text:style-name="Text_20_body">Copy</text:p>
      <text:p text:style-name="P1"><text:span text:style-name="Source_20_Text">$query = $this-&gt;Articles-&gt;find('all');</text:span></text:p>
      <text:h text:style-name="Heading_20_3" text:outline-level="3"><text:bookmark text:name="models-filter-data"/>Filter data</text:h>
      <text:p text:style-name="Text_20_body">Copy</text:p>
      <text:p text:style-name="Preformatted_20_Text"><text:span text:style-name="Source_20_Text">$query = $this-&gt;Articles-&gt;find('all');</text:span></text:p>
      <text:p text:style-name="P1"><text:span text:style-name="Source_20_Text">$filtered = $query-&gt;where(['category_id' =&gt; 2);</text:span></text:p>
      <text:h text:style-name="Heading_20_3" text:outline-level="3"><text:bookmark text:name="models-count-results"/>Count results</text:h>
      <text:p text:style-name="Text_20_body">Copy</text:p>
      <text:p text:style-name="P1"><text:span text:style-name="Source_20_Text">$num = $filtered-&gt;count();</text:span></text:p>
      <text:h text:style-name="Heading_20_3" text:outline-level="3"><text:bookmark text:name="models-full-example"/>Full example</text:h>
      <text:p text:style-name="Text_20_body">Copy</text:p>
      <text:p text:style-name="Preformatted_20_Text"><text:soft-page-break/><text:span text:style-name="Source_20_Text">$articles = $this-&gt;Articles-&gt;find('all')</text:span></text:p>
      <text:p text:style-name="Preformatted_20_Text"><text:span text:style-name="Source_20_Text"><text:s text:c="16"/>-&gt;where(['category_id' =&gt; 1)</text:span></text:p>
      <text:p text:style-name="Preformatted_20_Text"><text:span text:style-name="Source_20_Text"><text:s text:c="16"/>-&gt;order(['created' =&gt; 'DESC'])</text:span></text:p>
      <text:p text:style-name="P1"><text:span text:style-name="Source_20_Text"><text:s text:c="16"/>-&gt;limit(10);</text:span></text:p>
      <text:h text:style-name="Heading_20_3" text:outline-level="3"><text:bookmark text:name="models-find-first"/>Find first</text:h>
      <text:p text:style-name="Text_20_body">Copy</text:p>
      <text:p text:style-name="Preformatted_20_Text"><text:span text:style-name="Source_20_Text">$query = $this-&gt;Articles-&gt;find('all', [</text:span></text:p>
      <text:p text:style-name="Preformatted_20_Text"><text:span text:style-name="Source_20_Text"><text:s text:c="4"/>'order' =&gt; ['Articles.created' =&gt; 'DESC']</text:span></text:p>
      <text:p text:style-name="Preformatted_20_Text"><text:span text:style-name="Source_20_Text">]);</text:span></text:p>
      <text:p text:style-name="P1"><text:span text:style-name="Source_20_Text">$row = $query-&gt;first();</text:span></text:p>
      <text:h text:style-name="Heading_20_3" text:outline-level="3"><text:bookmark text:name="models-conditions-to-contain"/>Conditions to contain</text:h>
      <text:p text:style-name="Text_20_body">Copy</text:p>
      <text:p text:style-name="Preformatted_20_Text"><text:span text:style-name="Source_20_Text">$query = $articles-&gt;find()-&gt;contain([</text:span></text:p>
      <text:p text:style-name="Preformatted_20_Text"><text:span text:style-name="Source_20_Text"><text:s text:c="4"/>'Comments' =&gt; function ($q) {</text:span></text:p>
      <text:p text:style-name="Preformatted_20_Text"><text:span text:style-name="Source_20_Text"><text:s text:c="7"/>return $q</text:span></text:p>
      <text:p text:style-name="Preformatted_20_Text"><text:span text:style-name="Source_20_Text"><text:s text:c="12"/>-&gt;select(['body', 'author_id'])</text:span></text:p>
      <text:p text:style-name="Preformatted_20_Text"><text:span text:style-name="Source_20_Text"><text:s text:c="12"/>-&gt;where(['Comments.approved' =&gt; true]);</text:span></text:p>
      <text:p text:style-name="Preformatted_20_Text"><text:span text:style-name="Source_20_Text"><text:s text:c="4"/>}</text:span></text:p>
      <text:p text:style-name="P1"><text:span text:style-name="Source_20_Text">]);</text:span></text:p>
      <text:h text:style-name="Heading_20_3" text:outline-level="3"><text:bookmark text:name="models-validating"/>Validating</text:h>
      <text:p text:style-name="Text_20_body">Copy</text:p>
      <text:p text:style-name="Preformatted_20_Text"><text:span text:style-name="Source_20_Text">use Cake\Validation\Validator;</text:span></text:p>
      <text:p text:style-name="Preformatted_20_Text"><text:span text:style-name="Source_20_Text">class ArticlesTable extends Table {</text:span></text:p>
      <text:p text:style-name="Preformatted_20_Text"/>
      <text:p text:style-name="Preformatted_20_Text"><text:span text:style-name="Source_20_Text"><text:s text:c="4"/>public function validationDefault(Validator $validator) {</text:span></text:p>
      <text:p text:style-name="Preformatted_20_Text"><text:span text:style-name="Source_20_Text"><text:s text:c="8"/>$validator</text:span></text:p>
      <text:p text:style-name="Preformatted_20_Text"><text:span text:style-name="Source_20_Text"><text:s text:c="12"/>-&gt;add('title', [</text:span></text:p>
      <text:p text:style-name="Preformatted_20_Text"><text:span text:style-name="Source_20_Text"><text:s text:c="24"/>'unique' =&gt; [</text:span></text:p>
      <text:p text:style-name="Preformatted_20_Text"><text:span text:style-name="Source_20_Text"><text:s text:c="32"/>'rule' =&gt; ['validateUnique', ['scope' =&gt; 'title']],</text:span></text:p>
      <text:p text:style-name="Preformatted_20_Text"><text:span text:style-name="Source_20_Text"><text:s text:c="32"/>'provider' =&gt; 'table',</text:span></text:p>
      <text:p text:style-name="Preformatted_20_Text"><text:span text:style-name="Source_20_Text"><text:s text:c="32"/>'message' =&gt; 'You already have an article with that title!'</text:span></text:p>
      <text:p text:style-name="Preformatted_20_Text"><text:span text:style-name="Source_20_Text"><text:s text:c="24"/>]</text:span></text:p>
      <text:p text:style-name="Preformatted_20_Text"><text:span text:style-name="Source_20_Text"><text:s text:c="20"/>])</text:span></text:p>
      <text:p text:style-name="Preformatted_20_Text"><text:span text:style-name="Source_20_Text"><text:s text:c="12"/>-&gt;notEmpty('body', 'The body of your article cannot be empty')</text:span></text:p>
      <text:p text:style-name="Preformatted_20_Text"><text:span text:style-name="Source_20_Text"><text:s text:c="12"/>-&gt;notEmpty('title', 'Give your article a title!');</text:span></text:p>
      <text:p text:style-name="Preformatted_20_Text"><text:span text:style-name="Source_20_Text"><text:s text:c="8"/>return $validator;</text:span></text:p>
      <text:p text:style-name="Preformatted_20_Text"><text:span text:style-name="Source_20_Text"><text:s text:c="4"/>}</text:span></text:p>
      <text:p text:style-name="P1"><text:span text:style-name="Source_20_Text">}</text:span></text:p>
      <text:h text:style-name="Heading_20_3" text:outline-level="3"><text:bookmark text:name="models-saving-data"/>Saving data</text:h>
      <text:p text:style-name="Text_20_body">Copy</text:p>
      <text:p text:style-name="Preformatted_20_Text"><text:span text:style-name="Source_20_Text">// In your controller</text:span></text:p>
      <text:p text:style-name="Preformatted_20_Text"><text:span text:style-name="Source_20_Text">$article = $this-&gt;Articles-&gt;newEntity($this-&gt;request-&gt;data);</text:span></text:p>
      <text:p text:style-name="Preformatted_20_Text"><text:span text:style-name="Source_20_Text">if ($this-&gt;Articles-&gt;save($article)) {</text:span></text:p>
      <text:p text:style-name="Preformatted_20_Text"><text:span text:style-name="Source_20_Text"><text:s text:c="4"/>// ...</text:span></text:p>
      <text:p text:style-name="P1"><text:span text:style-name="Source_20_Text">}</text:span></text:p>
      <text:h text:style-name="Heading_20_3" text:outline-level="3"><text:bookmark text:name="models-modify-a-field"/><text:soft-page-break/>Modify a field</text:h>
      <text:p text:style-name="Text_20_body">Copy</text:p>
      <text:p text:style-name="Preformatted_20_Text"><text:span text:style-name="Source_20_Text">$article = $this-&gt;Articles-&gt;find('all')-&gt;where(['id' =&gt; 2])-&gt;first();</text:span></text:p>
      <text:p text:style-name="Preformatted_20_Text"/>
      <text:p text:style-name="Preformatted_20_Text"><text:span text:style-name="Source_20_Text">$article-&gt;title = 'My new title';</text:span></text:p>
      <text:p text:style-name="P1"><text:span text:style-name="Source_20_Text">$this-&gt;Articles-&gt;save($article);</text:span></text:p>
      <text:h text:style-name="Heading_20_3" text:outline-level="3"><text:bookmark text:name="models-bulk-update"/>Bulk update</text:h>
      <text:p text:style-name="Text_20_body">Copy</text:p>
      <text:p text:style-name="P1"><text:span text:style-name="Source_20_Text">$this-&gt;updateAll(['published' =&gt; true], ['published' =&gt; false]);</text:span></text:p>
      <text:h text:style-name="Heading_20_3" text:outline-level="3"><text:bookmark text:name="models-deleting-data"/>Deleting data</text:h>
      <text:p text:style-name="Text_20_body">Copy</text:p>
      <text:p text:style-name="Preformatted_20_Text"><text:span text:style-name="Source_20_Text">$entity = $this-&gt;Articles-&gt;find('all')-&gt;where(['id' =&gt; 2]);</text:span></text:p>
      <text:p text:style-name="Preformatted_20_Text"><text:span text:style-name="Source_20_Text">$result = $this-&gt;Articles-&gt;delete($entity);</text:span></text:p>
      <text:p text:style-name="Preformatted_20_Text"/>
      <text:p text:style-name="Preformatted_20_Text"><text:span text:style-name="Source_20_Text">//Delete all</text:span></text:p>
      <text:p text:style-name="P1"><text:span text:style-name="Source_20_Text">$this-&gt;Articles-&gt;deleteAll(['is_spam' =&gt; true]);</text:span></text:p>
      <text:h text:style-name="Heading_20_2" text:outline-level="2"><text:bookmark text:name="emails"/>Emails</text:h>
      <text:h text:style-name="Heading_20_3" text:outline-level="3"><text:bookmark text:name="emails-load-class"/>Load class</text:h>
      <text:p text:style-name="Text_20_body">Copy</text:p>
      <text:p text:style-name="P1"><text:span text:style-name="Source_20_Text">use Cake\Network\Email\Email;</text:span></text:p>
      <text:h text:style-name="Heading_20_3" text:outline-level="3"><text:bookmark text:name="emails-basic-usage"/>Basic usage</text:h>
      <text:p text:style-name="Text_20_body">Copy</text:p>
      <text:p text:style-name="Preformatted_20_Text"><text:span text:style-name="Source_20_Text">$email = new Email('default');</text:span></text:p>
      <text:p text:style-name="Preformatted_20_Text"><text:span text:style-name="Source_20_Text">$email-&gt;from(['me@example.com' =&gt; 'My Site'])</text:span></text:p>
      <text:p text:style-name="Preformatted_20_Text"><text:span text:style-name="Source_20_Text"><text:s text:c="4"/>-&gt;to('you@example.com')</text:span></text:p>
      <text:p text:style-name="Preformatted_20_Text"><text:span text:style-name="Source_20_Text"><text:s text:c="4"/>-&gt;subject('About')</text:span></text:p>
      <text:p text:style-name="P1"><text:span text:style-name="Source_20_Text"><text:s text:c="4"/>-&gt;send('My message');</text:span></text:p>
      <text:h text:style-name="Heading_20_3" text:outline-level="3"><text:bookmark text:name="emails-configuring-transport"/>Configuring transport</text:h>
      <text:p text:style-name="Text_20_body">Copy</text:p>
      <text:p text:style-name="Preformatted_20_Text"><text:span text:style-name="Source_20_Text">// Sample smtp configuration.</text:span></text:p>
      <text:p text:style-name="Preformatted_20_Text"><text:span text:style-name="Source_20_Text">Email::configTransport('gmail', [</text:span></text:p>
      <text:p text:style-name="Preformatted_20_Text"><text:span text:style-name="Source_20_Text"><text:s text:c="4"/>'host' =&gt; 'ssl://smtp.gmail.com',</text:span></text:p>
      <text:p text:style-name="Preformatted_20_Text"><text:span text:style-name="Source_20_Text"><text:s text:c="4"/>'port' =&gt; 465,</text:span></text:p>
      <text:p text:style-name="Preformatted_20_Text"><text:span text:style-name="Source_20_Text"><text:s text:c="4"/>'username' =&gt; 'my@gmail.com',</text:span></text:p>
      <text:p text:style-name="Preformatted_20_Text"><text:span text:style-name="Source_20_Text"><text:s text:c="4"/>'password' =&gt; 'secret',</text:span></text:p>
      <text:p text:style-name="Preformatted_20_Text"><text:span text:style-name="Source_20_Text"><text:s text:c="4"/>'className' =&gt; 'Smtp'</text:span></text:p>
      <text:p text:style-name="P1"><text:span text:style-name="Source_20_Text">]);</text:span></text:p>
      <text:h text:style-name="Heading_20_3" text:outline-level="3"><text:bookmark text:name="emails-templated-emails"/><text:soft-page-break/>Templated Emails</text:h>
      <text:p text:style-name="Text_20_body">Copy</text:p>
      <text:p text:style-name="Preformatted_20_Text"><text:span text:style-name="Source_20_Text">//src/Template/Email/html/welcome.ctp</text:span></text:p>
      <text:p text:style-name="Preformatted_20_Text"><text:span text:style-name="Source_20_Text">//src/Template/Layout/Email/html/fancy.ctp</text:span></text:p>
      <text:p text:style-name="Preformatted_20_Text"><text:span text:style-name="Source_20_Text">$email-&gt;template('welcome', 'fancy')</text:span></text:p>
      <text:p text:style-name="Preformatted_20_Text"/>
      <text:p text:style-name="Preformatted_20_Text"><text:span text:style-name="Source_20_Text">//Using templates from plugins</text:span></text:p>
      <text:p text:style-name="P1"><text:span text:style-name="Source_20_Text">$email-&gt;template('Blog.new_comment', 'Blog.auto_message');</text:span></text:p>
      <text:h text:style-name="Heading_20_3" text:outline-level="3"><text:bookmark text:name="emails-view-vars"/>View vars</text:h>
      <text:p text:style-name="Text_20_body">Copy</text:p>
      <text:p text:style-name="Preformatted_20_Text"><text:span text:style-name="Source_20_Text">$email-&gt;viewVars(['value' =&gt; 12345]);</text:span></text:p>
      <text:p text:style-name="Preformatted_20_Text"/>
      <text:p text:style-name="Preformatted_20_Text"><text:span text:style-name="Source_20_Text">//in your email templates</text:span></text:p>
      <text:p text:style-name="P1"><text:span text:style-name="Source_20_Text">&lt;p&gt;Here is your value: &lt;b&gt;echo $value&lt;/b&gt;&lt;/p&gt;</text:span></text:p>
      <text:h text:style-name="Heading_20_3" text:outline-level="3"><text:bookmark text:name="emails-attachments"/>Attachments</text:h>
      <text:p text:style-name="Text_20_body">Copy</text:p>
      <text:p text:style-name="Preformatted_20_Text"><text:span text:style-name="Source_20_Text">$Email-&gt;attachments([</text:span></text:p>
      <text:p text:style-name="Preformatted_20_Text"><text:span text:style-name="Source_20_Text"><text:s text:c="4"/>'photo.png' =&gt; [</text:span></text:p>
      <text:p text:style-name="Preformatted_20_Text"><text:span text:style-name="Source_20_Text"><text:s text:c="8"/>'file' =&gt; '/full/some_hash.png',</text:span></text:p>
      <text:p text:style-name="Preformatted_20_Text"><text:span text:style-name="Source_20_Text"><text:s text:c="8"/>'mimetype' =&gt; 'image/png',</text:span></text:p>
      <text:p text:style-name="Preformatted_20_Text"><text:span text:style-name="Source_20_Text"><text:s text:c="8"/>'contentId' =&gt; 'my-unique-id'</text:span></text:p>
      <text:p text:style-name="Preformatted_20_Text"><text:span text:style-name="Source_20_Text"><text:s text:c="4"/>]</text:span></text:p>
      <text:p text:style-name="P1"><text:span text:style-name="Source_20_Text">]);</text:span></text:p>
      <text:h text:style-name="Heading_20_3" text:outline-level="3"><text:bookmark text:name="emails-quick-emails"/>Quick emails</text:h>
      <text:p text:style-name="Text_20_body">Copy</text:p>
      <text:p text:style-name="P1"><text:span text:style-name="Source_20_Text">Email::deliver('you@example.com', 'Subject', 'Message', ['from' =&gt; 'me@example.com']);</text:span></text:p>
      <text:h text:style-name="Heading_20_2" text:outline-level="2"><text:bookmark text:name="forms"/>Forms</text:h>
      <text:h text:style-name="Heading_20_3" text:outline-level="3"><text:bookmark text:name="forms-creating-a-form"/>Creating a form</text:h>
      <text:p text:style-name="Text_20_body">Copy</text:p>
      <text:p text:style-name="Preformatted_20_Text"><text:span text:style-name="Source_20_Text">// $article should be an empty Article entity if you are in articles/add.</text:span></text:p>
      <text:p text:style-name="Preformatted_20_Text"><text:span text:style-name="Source_20_Text">// If you are in articles/edit it should contain the article to be edited.</text:span></text:p>
      <text:p text:style-name="P1"><text:span text:style-name="Source_20_Text">echo $this-&gt;Form-&gt;create($article);</text:span></text:p>
      <text:h text:style-name="Heading_20_3" text:outline-level="3"><text:bookmark text:name="forms-finishing-a-form"/>Finishing a form</text:h>
      <text:p text:style-name="Text_20_body">Copy</text:p>
      <text:p text:style-name="P1"><text:span text:style-name="Source_20_Text">echo $this-&gt;Form-&gt;end();</text:span></text:p>
      <text:h text:style-name="Heading_20_3" text:outline-level="3"><text:bookmark text:name="forms-form-method-get"/><text:soft-page-break/>Form method - Get</text:h>
      <text:p text:style-name="Text_20_body">Copy</text:p>
      <text:p text:style-name="P1"><text:span text:style-name="Source_20_Text">echo $this-&gt;Form-&gt;create($article, ['type' =&gt; 'get']);</text:span></text:p>
      <text:h text:style-name="Heading_20_3" text:outline-level="3"><text:bookmark text:name="forms-form-method-file"/>Form method - File</text:h>
      <text:p text:style-name="Text_20_body">Copy</text:p>
      <text:p text:style-name="Preformatted_20_Text"><text:span text:style-name="Source_20_Text">// This is still a Post method, but Cake automatically includes proper enctype</text:span></text:p>
      <text:p text:style-name="P1"><text:span text:style-name="Source_20_Text">echo $this-&gt;Form-&gt;create($article, ['type' =&gt; 'file']);</text:span></text:p>
      <text:h text:style-name="Heading_20_3" text:outline-level="3"><text:bookmark text:name="forms-form-action"/>Form action</text:h>
      <text:p text:style-name="Text_20_body">Copy</text:p>
      <text:p text:style-name="P1"><text:span text:style-name="Source_20_Text">echo $this-&gt;Form-&gt;create($article, ['action' =&gt; 'login']);</text:span></text:p>
      <text:h text:style-name="Heading_20_3" text:outline-level="3"><text:bookmark text:name="forms-form-action-outside-controller"/>Form action outside controller</text:h>
      <text:p text:style-name="Text_20_body">Copy</text:p>
      <text:p text:style-name="Preformatted_20_Text"><text:span text:style-name="Source_20_Text">// Used when the desired action is outside of the controller</text:span></text:p>
      <text:p text:style-name="Preformatted_20_Text"><text:span text:style-name="Source_20_Text">echo $this-&gt;Form-&gt;create(null, [</text:span></text:p>
      <text:p text:style-name="Preformatted_20_Text"><text:span text:style-name="Source_20_Text"><text:s text:c="4"/>'url' =&gt; ['controller' =&gt; 'Articles', 'action' =&gt; 'publish']</text:span></text:p>
      <text:p text:style-name="P1"><text:span text:style-name="Source_20_Text">]);</text:span></text:p>
      <text:h text:style-name="Heading_20_3" text:outline-level="3"><text:bookmark text:name="forms-input-password"/>Input password</text:h>
      <text:p text:style-name="Text_20_body">Copy</text:p>
      <text:p text:style-name="P1"><text:span text:style-name="Source_20_Text">echo $this-&gt;Form-&gt;input('password', ['type' =&gt; 'password']);</text:span></text:p>
      <text:h text:style-name="Heading_20_3" text:outline-level="3"><text:bookmark text:name="forms-input-file"/>Input file</text:h>
      <text:p text:style-name="Text_20_body">Copy</text:p>
      <text:p text:style-name="P1"><text:span text:style-name="Source_20_Text">echo $this-&gt;Form-&gt;input('file', ['type' =&gt; 'file']);</text:span></text:p>
      <text:h text:style-name="Heading_20_3" text:outline-level="3"><text:bookmark text:name="forms-input-hidden"/>Input hidden</text:h>
      <text:p text:style-name="Text_20_body">Copy</text:p>
      <text:p text:style-name="P1"><text:span text:style-name="Source_20_Text">echo $this-&gt;hidden('id');</text:span></text:p>
      <text:h text:style-name="Heading_20_3" text:outline-level="3"><text:bookmark text:name="forms-input-birthday"/>Input birthday</text:h>
      <text:p text:style-name="Text_20_body">Copy</text:p>
      <text:p text:style-name="Preformatted_20_Text"><text:span text:style-name="Source_20_Text">echo $this-&gt;Form-&gt;input('birth_dt', [</text:span></text:p>
      <text:p text:style-name="Preformatted_20_Text"><text:span text:style-name="Source_20_Text"><text:s text:c="4"/>'label' =&gt; 'Date of birth',</text:span></text:p>
      <text:p text:style-name="Preformatted_20_Text"><text:span text:style-name="Source_20_Text"><text:s text:c="4"/>'dateFormat' =&gt; 'DMY',</text:span></text:p>
      <text:p text:style-name="Preformatted_20_Text"><text:span text:style-name="Source_20_Text"><text:s text:c="4"/>'minYear' =&gt; date('Y') - 70,</text:span></text:p>
      <text:p text:style-name="Preformatted_20_Text"><text:span text:style-name="Source_20_Text"><text:s text:c="4"/>'maxYear' =&gt; date('Y') - 18,</text:span></text:p>
      <text:p text:style-name="P1"><text:span text:style-name="Source_20_Text">]);</text:span></text:p>
      <text:h text:style-name="Heading_20_3" text:outline-level="3"><text:bookmark text:name="forms-input-textarea"/><text:soft-page-break/>Input textarea</text:h>
      <text:p text:style-name="Text_20_body">Copy</text:p>
      <text:p text:style-name="P1"><text:span text:style-name="Source_20_Text">echo $this-&gt;Form-&gt;input('notes', ['type' =&gt; 'textarea', 'cols' =&gt; 10, 'rows' =&gt; 2]);</text:span></text:p>
      <text:h text:style-name="Heading_20_3" text:outline-level="3"><text:bookmark text:name="forms-input-button"/>Input button</text:h>
      <text:p text:style-name="Text_20_body">Copy</text:p>
      <text:p text:style-name="P1"><text:span text:style-name="Source_20_Text">echo $this-&gt;Form-&gt;button('Add', ['class' =&gt; 'yourClass']);</text:span></text:p>
      <text:h text:style-name="Heading_20_3" text:outline-level="3"><text:bookmark text:name="forms-input-checkbox"/>Input checkbox</text:h>
      <text:p text:style-name="Text_20_body">Copy</text:p>
      <text:p text:style-name="P1"><text:span text:style-name="Source_20_Text">echo $this-&gt;Form-&gt;checkbox('published', ['hiddenField' =&gt; false]);</text:span></text:p>
      <text:h text:style-name="Heading_20_3" text:outline-level="3"><text:bookmark text:name="forms-input-select"/>Input select</text:h>
      <text:p text:style-name="Text_20_body">Copy</text:p>
      <text:p text:style-name="Preformatted_20_Text"><text:span text:style-name="Source_20_Text">echo $this-&gt;Form-&gt;select('field',</text:span></text:p>
      <text:p text:style-name="Preformatted_20_Text"><text:span text:style-name="Source_20_Text"><text:s text:c="4"/>[1, 2, 3, 4, 5],</text:span></text:p>
      <text:p text:style-name="Preformatted_20_Text"><text:span text:style-name="Source_20_Text"><text:s text:c="4"/>['empty' =&gt; '(choose one)']</text:span></text:p>
      <text:p text:style-name="P1"><text:span text:style-name="Source_20_Text">);</text:span></text:p>
      <text:h text:style-name="Heading_20_3" text:outline-level="3"><text:bookmark text:name="forms-input-radio-button"/>Input radio button</text:h>
      <text:p text:style-name="Text_20_body">Copy</text:p>
      <text:p text:style-name="Preformatted_20_Text"><text:span text:style-name="Source_20_Text">$options = ['M' =&gt; 'Male', 'F' =&gt; 'Female'];</text:span></text:p>
      <text:p text:style-name="Preformatted_20_Text"><text:span text:style-name="Source_20_Text">$attributes = ['legend' =&gt; false];</text:span></text:p>
      <text:p text:style-name="P1"><text:span text:style-name="Source_20_Text">echo $this-&gt;Form-&gt;radio('gender', $options, $attributes);</text:span></text:p>
      <text:h text:style-name="Heading_20_3" text:outline-level="3"><text:bookmark text:name="forms-select-year"/>Select year</text:h>
      <text:p text:style-name="Text_20_body">Copy</text:p>
      <text:p text:style-name="Preformatted_20_Text"><text:span text:style-name="Source_20_Text">echo $this-&gt;Form-&gt;year('purchased', [</text:span></text:p>
      <text:p text:style-name="Preformatted_20_Text"><text:span text:style-name="Source_20_Text"><text:s text:c="4"/>'minYear' =&gt; 2000,</text:span></text:p>
      <text:p text:style-name="Preformatted_20_Text"><text:span text:style-name="Source_20_Text"><text:s text:c="4"/>'maxYear' =&gt; date('Y')</text:span></text:p>
      <text:p text:style-name="P1"><text:span text:style-name="Source_20_Text">]);</text:span></text:p>
      <text:p text:style-name="Text_20_body"><text:bookmark text:name="forms-"/>Copy</text:p>
      <text:h text:style-name="Heading_20_3" text:outline-level="3"><text:bookmark text:name="forms-select-months"/>Select months</text:h>
      <text:p text:style-name="Text_20_body">Copy</text:p>
      <text:p text:style-name="Preformatted_20_Text"><text:span text:style-name="Source_20_Text">// Autopopulated with the months of the year. You can pass your own months via the attribute 'monthNames'</text:span></text:p>
      <text:p text:style-name="P1"><text:span text:style-name="Source_20_Text">echo $this-&gt;Form-&gt;month('mob');</text:span></text:p>
      <text:h text:style-name="Heading_20_3" text:outline-level="3"><text:bookmark text:name="forms-select-days"/><text:soft-page-break/>Select days</text:h>
      <text:p text:style-name="Text_20_body">Copy</text:p>
      <text:p text:style-name="Preformatted_20_Text"><text:span text:style-name="Source_20_Text">// Autopopulated with numerical values representing the days of the month</text:span></text:p>
      <text:p text:style-name="P1"><text:span text:style-name="Source_20_Text">echo $this-&gt;Form-&gt;day('created');</text:span></text:p>
      <text:h text:style-name="Heading_20_3" text:outline-level="3"><text:bookmark text:name="forms-select-hours"/>Select hours</text:h>
      <text:p text:style-name="Text_20_body">Copy</text:p>
      <text:p text:style-name="Preformatted_20_Text"><text:span text:style-name="Source_20_Text">echo $this-&gt;Form-&gt;hour('created', [</text:span></text:p>
      <text:p text:style-name="Preformatted_20_Text"><text:span text:style-name="Source_20_Text"><text:s text:c="4"/>'format' =&gt; 12</text:span></text:p>
      <text:p text:style-name="Preformatted_20_Text"><text:span text:style-name="Source_20_Text">]);</text:span></text:p>
      <text:p text:style-name="Preformatted_20_Text"/>
      <text:p text:style-name="Preformatted_20_Text"><text:span text:style-name="Source_20_Text">echo $this-&gt;Form-&gt;hour('created', [</text:span></text:p>
      <text:p text:style-name="Preformatted_20_Text"><text:span text:style-name="Source_20_Text"><text:s text:c="4"/>'format' =&gt; 24</text:span></text:p>
      <text:p text:style-name="P1"><text:span text:style-name="Source_20_Text">]);</text:span></text:p>
      <text:h text:style-name="Heading_20_3" text:outline-level="3"><text:bookmark text:name="forms-select-minutes"/>Select minutes</text:h>
      <text:p text:style-name="Text_20_body">Copy</text:p>
      <text:p text:style-name="Preformatted_20_Text"><text:span text:style-name="Source_20_Text">echo $this-&gt;Form-&gt;minute('created', [</text:span></text:p>
      <text:p text:style-name="Preformatted_20_Text"><text:span text:style-name="Source_20_Text"><text:s text:c="4"/>'interval' =&gt; 10</text:span></text:p>
      <text:p text:style-name="P1"><text:span text:style-name="Source_20_Text">]);</text:span></text:p>
      <text:h text:style-name="Heading_20_2" text:outline-level="2"><text:bookmark text:name="html-helper"/>HTML Helper</text:h>
      <text:h text:style-name="Heading_20_3" text:outline-level="3"><text:bookmark text:name="html-helper-charset-utf-8"/>Charset UTF-8</text:h>
      <text:p text:style-name="Text_20_body">Copy</text:p>
      <text:p text:style-name="P1"><text:span text:style-name="Source_20_Text">echo $this-&gt;Html-&gt;charset();</text:span></text:p>
      <text:h text:style-name="Heading_20_3" text:outline-level="3"><text:bookmark text:name="html-helper-charset-iso-8859-1"/>Charset ISO-8859-1</text:h>
      <text:p text:style-name="Text_20_body">Copy</text:p>
      <text:p text:style-name="P1"><text:span text:style-name="Source_20_Text">echo $this-&gt;Html-&gt;charset('ISO-8859-1');</text:span></text:p>
      <text:h text:style-name="Heading_20_3" text:outline-level="3"><text:bookmark text:name="html-helper-linking-to-css"/>Linking to CSS</text:h>
      <text:p text:style-name="Text_20_body">Copy</text:p>
      <text:p text:style-name="Preformatted_20_Text"><text:span text:style-name="Source_20_Text">//By default looks for files in webroot/css/</text:span></text:p>
      <text:p text:style-name="Preformatted_20_Text"><text:span text:style-name="Source_20_Text">echo $this-&gt;Html-&gt;css('forms');</text:span></text:p>
      <text:p text:style-name="Preformatted_20_Text"/>
      <text:p text:style-name="Preformatted_20_Text"><text:span text:style-name="Source_20_Text">//Loading css from plugins</text:span></text:p>
      <text:p text:style-name="P1"><text:span text:style-name="Source_20_Text">echo $this-&gt;Html-&gt;css('DebugKit.toolbar.css');</text:span></text:p>
      <text:h text:style-name="Heading_20_3" text:outline-level="3"><text:bookmark text:name="html-helper-linking-to-multiple-css"/>Linking to multiple CSS</text:h>
      <text:p text:style-name="Text_20_body">Copy</text:p>
      <text:p text:style-name="P1"><text:span text:style-name="Source_20_Text">echo $this-&gt;Html-&gt;css(['forms', 'tables', 'menu']);</text:span></text:p>
      <text:h text:style-name="Heading_20_3" text:outline-level="3"><text:bookmark text:name="html-helper-favicon"/><text:soft-page-break/>Favicon</text:h>
      <text:p text:style-name="Text_20_body">Copy</text:p>
      <text:p text:style-name="Preformatted_20_Text"><text:span text:style-name="Source_20_Text">echo $this-&gt;Html-&gt;meta(</text:span></text:p>
      <text:p text:style-name="Preformatted_20_Text"><text:span text:style-name="Source_20_Text"><text:s text:c="4"/>'favicon.ico',</text:span></text:p>
      <text:p text:style-name="Preformatted_20_Text"><text:span text:style-name="Source_20_Text"><text:s text:c="4"/>'/favicon.ico',</text:span></text:p>
      <text:p text:style-name="Preformatted_20_Text"><text:span text:style-name="Source_20_Text"><text:s text:c="4"/>['type' =&gt; 'icon']</text:span></text:p>
      <text:p text:style-name="P1"><text:span text:style-name="Source_20_Text">);</text:span></text:p>
      <text:h text:style-name="Heading_20_3" text:outline-level="3"><text:bookmark text:name="html-helper-meta-comments"/>Meta Comments</text:h>
      <text:p text:style-name="Text_20_body">Copy</text:p>
      <text:p text:style-name="Preformatted_20_Text"><text:span text:style-name="Source_20_Text">echo $this-&gt;Html-&gt;meta(</text:span></text:p>
      <text:p text:style-name="Preformatted_20_Text"><text:span text:style-name="Source_20_Text"><text:s text:c="4"/>'Comments',</text:span></text:p>
      <text:p text:style-name="Preformatted_20_Text"><text:span text:style-name="Source_20_Text"><text:s text:c="4"/>'/comments/index.rss',</text:span></text:p>
      <text:p text:style-name="Preformatted_20_Text"><text:span text:style-name="Source_20_Text"><text:s text:c="4"/>['type' =&gt; 'rss']</text:span></text:p>
      <text:p text:style-name="P1"><text:span text:style-name="Source_20_Text">);</text:span></text:p>
      <text:h text:style-name="Heading_20_3" text:outline-level="3"><text:bookmark text:name="html-helper-meta-keywords"/>Meta Keywords</text:h>
      <text:p text:style-name="Text_20_body">Copy</text:p>
      <text:p text:style-name="Preformatted_20_Text"><text:span text:style-name="Source_20_Text">echo $this-&gt;Html-&gt;meta(</text:span></text:p>
      <text:p text:style-name="Preformatted_20_Text"><text:span text:style-name="Source_20_Text"><text:s text:c="4"/>'keywords',</text:span></text:p>
      <text:p text:style-name="Preformatted_20_Text"><text:span text:style-name="Source_20_Text"><text:s text:c="4"/>'enter any meta keyword here'</text:span></text:p>
      <text:p text:style-name="P1"><text:span text:style-name="Source_20_Text">);</text:span></text:p>
      <text:h text:style-name="Heading_20_3" text:outline-level="3"><text:bookmark text:name="html-helper-meta-description"/>Meta Description</text:h>
      <text:p text:style-name="Text_20_body">Copy</text:p>
      <text:p text:style-name="Preformatted_20_Text"><text:span text:style-name="Source_20_Text">echo $this-&gt;Html-&gt;meta(</text:span></text:p>
      <text:p text:style-name="Preformatted_20_Text"><text:span text:style-name="Source_20_Text"><text:s text:c="4"/>'description',</text:span></text:p>
      <text:p text:style-name="Preformatted_20_Text"><text:span text:style-name="Source_20_Text"><text:s text:c="4"/>'enter any meta description here'</text:span></text:p>
      <text:p text:style-name="P1"><text:span text:style-name="Source_20_Text">);</text:span></text:p>
      <text:h text:style-name="Heading_20_3" text:outline-level="3"><text:bookmark text:name="html-helper-doctype"/>Doctype</text:h>
      <text:p text:style-name="Text_20_body">Copy</text:p>
      <text:p text:style-name="P1"><text:span text:style-name="Source_20_Text">echo $this-&gt;Html-&gt;docType();</text:span></text:p>
      <text:h text:style-name="Heading_20_3" text:outline-level="3"><text:bookmark text:name="html-helper-linking-to-images"/>Linking to images</text:h>
      <text:p text:style-name="Text_20_body">Copy</text:p>
      <text:p text:style-name="Preformatted_20_Text"><text:span text:style-name="Source_20_Text">echo $this-&gt;Html-&gt;image('cake_logo.png', ['alt' =&gt; 'CakePHP']);</text:span></text:p>
      <text:p text:style-name="Preformatted_20_Text"/>
      <text:p text:style-name="Preformatted_20_Text"><text:span text:style-name="Source_20_Text">//To load images from a plugin</text:span></text:p>
      <text:p text:style-name="P1"><text:span text:style-name="Source_20_Text">echo $this-&gt;Html-&gt;image('DebugKit.icon.png');</text:span></text:p>
      <text:h text:style-name="Heading_20_3" text:outline-level="3"><text:bookmark text:name="html-helper-linking-to-images-with-full-path"/>Linking to images with full path</text:h>
      <text:p text:style-name="Text_20_body">Copy</text:p>
      <text:p text:style-name="P1"><text:span text:style-name="Source_20_Text">echo $this-&gt;Html-&gt;image('logo.png', ['fullBase' =&gt; true]);</text:span></text:p>
      <text:h text:style-name="Heading_20_3" text:outline-level="3"><text:bookmark text:name="html-helper-images-as-links"/><text:soft-page-break/>Images as links</text:h>
      <text:p text:style-name="Text_20_body">Copy</text:p>
      <text:p text:style-name="Preformatted_20_Text"><text:span text:style-name="Source_20_Text">echo $this-&gt;Html-&gt;image('recipes/6.jpg', [</text:span></text:p>
      <text:p text:style-name="Preformatted_20_Text"><text:span text:style-name="Source_20_Text"><text:s text:c="4"/>'alt' =&gt; 'Brownies',</text:span></text:p>
      <text:p text:style-name="Preformatted_20_Text"><text:span text:style-name="Source_20_Text"><text:s text:c="4"/>'url' =&gt; ['controller' =&gt; 'Recipes', 'action' =&gt; 'view', 6]</text:span></text:p>
      <text:p text:style-name="P1"><text:span text:style-name="Source_20_Text">]);</text:span></text:p>
      <text:h text:style-name="Heading_20_3" text:outline-level="3"><text:bookmark text:name="html-helper-generating-links"/>Generating links</text:h>
      <text:p text:style-name="Text_20_body">Copy</text:p>
      <text:p text:style-name="Preformatted_20_Text"><text:span text:style-name="Source_20_Text">echo $this-&gt;Html-&gt;link(</text:span></text:p>
      <text:p text:style-name="Preformatted_20_Text"><text:span text:style-name="Source_20_Text"><text:s text:c="4"/>'Enter',</text:span></text:p>
      <text:p text:style-name="Preformatted_20_Text"><text:span text:style-name="Source_20_Text"><text:s text:c="4"/>'/pages/home',</text:span></text:p>
      <text:p text:style-name="Preformatted_20_Text"><text:span text:style-name="Source_20_Text"><text:s text:c="4"/>['class' =&gt; 'button', 'target' =&gt; '_blank']</text:span></text:p>
      <text:p text:style-name="P1"><text:span text:style-name="Source_20_Text">);</text:span></text:p>
      <text:h text:style-name="Heading_20_3" text:outline-level="3"><text:bookmark text:name="html-helper-generating-links-w-absolute-url"/>Generating links w/absolute URL</text:h>
      <text:p text:style-name="Text_20_body">Copy</text:p>
      <text:p text:style-name="Preformatted_20_Text"><text:span text:style-name="Source_20_Text">echo $this-&gt;Html-&gt;link(</text:span></text:p>
      <text:p text:style-name="Preformatted_20_Text"><text:span text:style-name="Source_20_Text"><text:s text:c="4"/>'Dashboard',</text:span></text:p>
      <text:p text:style-name="Preformatted_20_Text"><text:span text:style-name="Source_20_Text"><text:s text:c="4"/>['controller' =&gt; 'Dashboards', 'action' =&gt; 'index', '_full' =&gt; true]</text:span></text:p>
      <text:p text:style-name="P1"><text:span text:style-name="Source_20_Text">);</text:span></text:p>
      <text:h text:style-name="Heading_20_3" text:outline-level="3"><text:bookmark text:name="html-helper-generating-links-w-confirm-message"/>Generating links w/confirm message</text:h>
      <text:p text:style-name="Text_20_body">Copy</text:p>
      <text:p text:style-name="Preformatted_20_Text"><text:span text:style-name="Source_20_Text">echo $this-&gt;Html-&gt;link(</text:span></text:p>
      <text:p text:style-name="Preformatted_20_Text"><text:span text:style-name="Source_20_Text"><text:s text:c="4"/>'Delete',</text:span></text:p>
      <text:p text:style-name="Preformatted_20_Text"><text:span text:style-name="Source_20_Text"><text:s text:c="4"/>['controller' =&gt; 'Recipes', 'action' =&gt; 'delete', 6],</text:span></text:p>
      <text:p text:style-name="Preformatted_20_Text"><text:span text:style-name="Source_20_Text"><text:s text:c="4"/>['confirm' =&gt; 'Are you sure you wish to delete this recipe?'],</text:span></text:p>
      <text:p text:style-name="P1"><text:span text:style-name="Source_20_Text">);</text:span></text:p>
      <text:h text:style-name="Heading_20_3" text:outline-level="3"><text:bookmark text:name="html-helper-generating-links-w-especial-chars"/>Generating links w/especial chars</text:h>
      <text:p text:style-name="Text_20_body">Copy</text:p>
      <text:p text:style-name="Preformatted_20_Text"><text:span text:style-name="Source_20_Text">echo $this-&gt;Html-&gt;link(</text:span></text:p>
      <text:p text:style-name="Preformatted_20_Text"><text:span text:style-name="Source_20_Text"><text:s text:c="4"/>$this-&gt;Html-&gt;image('recipes/6.jpg', ['alt' =&gt; 'Brownies']),</text:span></text:p>
      <text:p text:style-name="Preformatted_20_Text"><text:span text:style-name="Source_20_Text"><text:s text:c="4"/>'recipes/view/6',</text:span></text:p>
      <text:p text:style-name="Preformatted_20_Text"><text:span text:style-name="Source_20_Text"><text:s text:c="4"/>['escape' =&gt; false]</text:span></text:p>
      <text:p text:style-name="P1"><text:span text:style-name="Source_20_Text">);</text:span></text:p>
      <text:h text:style-name="Heading_20_3" text:outline-level="3"><text:bookmark text:name="html-helper-linking-to-media"/>Linking to media</text:h>
      <text:p text:style-name="Text_20_body">Copy</text:p>
      <text:p text:style-name="Preformatted_20_Text"><text:span text:style-name="Source_20_Text">echo $this-&gt;Html-&gt;media('audio.mp3')</text:span></text:p>
      <text:p text:style-name="Preformatted_20_Text"><text:span text:style-name="Source_20_Text">//&lt;audio src="/files/audio.mp3"&gt;&lt;/audio&gt;</text:span></text:p>
      <text:p text:style-name="Preformatted_20_Text"/>
      <text:p text:style-name="Preformatted_20_Text"><text:span text:style-name="Source_20_Text">echo $this-&gt;Html-&gt;media('video.mp4', [</text:span></text:p>
      <text:p text:style-name="Preformatted_20_Text"><text:span text:style-name="Source_20_Text"><text:s text:c="5"/>'fullBase' =&gt; true,</text:span></text:p>
      <text:p text:style-name="Preformatted_20_Text"><text:span text:style-name="Source_20_Text"><text:s text:c="5"/>'text' =&gt; 'Fallback text'</text:span></text:p>
      <text:p text:style-name="Preformatted_20_Text"><text:span text:style-name="Source_20_Text"><text:s/>])</text:span></text:p>
      <text:p text:style-name="Preformatted_20_Text"><text:soft-page-break/><text:span text:style-name="Source_20_Text">// Outputs:</text:span></text:p>
      <text:p text:style-name="Preformatted_20_Text"><text:span text:style-name="Source_20_Text">// &lt;video src="http://www.somehost.com/files/video.mp4"&gt;Fallback text&lt;/video&gt;</text:span></text:p>
      <text:p text:style-name="Preformatted_20_Text"/>
      <text:p text:style-name="Preformatted_20_Text"><text:span text:style-name="Source_20_Text">$this-&gt;Html-&gt;media(</text:span></text:p>
      <text:p text:style-name="Preformatted_20_Text"><text:span text:style-name="Source_20_Text"><text:s text:c="5"/>['video.mp4', ['src' =&gt; 'video.ogg', 'type' =&gt; "video/ogg; codecs='theora, vorbis'"]],</text:span></text:p>
      <text:p text:style-name="Preformatted_20_Text"><text:span text:style-name="Source_20_Text"><text:s text:c="5"/>['autoplay']</text:span></text:p>
      <text:p text:style-name="Preformatted_20_Text"><text:span text:style-name="Source_20_Text"><text:s/>)</text:span></text:p>
      <text:p text:style-name="Preformatted_20_Text"><text:span text:style-name="Source_20_Text">/*</text:span></text:p>
      <text:p text:style-name="Preformatted_20_Text"><text:span text:style-name="Source_20_Text">&lt;video autoplay="autoplay"&gt;</text:span></text:p>
      <text:p text:style-name="Preformatted_20_Text"><text:span text:style-name="Source_20_Text"><text:s text:c="5"/>&lt;source src="/files/video.mp4" type="video/mp4"/&gt;</text:span></text:p>
      <text:p text:style-name="Preformatted_20_Text"><text:span text:style-name="Source_20_Text"><text:s text:c="5"/>&lt;source src="/files/video.ogg" type="video/ogg;</text:span></text:p>
      <text:p text:style-name="Preformatted_20_Text"><text:span text:style-name="Source_20_Text"><text:s text:c="9"/>codecs='theora, vorbis'"/&gt;</text:span></text:p>
      <text:p text:style-name="Preformatted_20_Text"><text:span text:style-name="Source_20_Text"><text:s/>&lt;/video&gt;</text:span></text:p>
      <text:p text:style-name="P1"><text:span text:style-name="Source_20_Text">*/</text:span></text:p>
      <text:h text:style-name="Heading_20_3" text:outline-level="3"><text:bookmark text:name="html-helper-linking-to-javascript"/>Linking to javascript</text:h>
      <text:p text:style-name="Text_20_body">Copy</text:p>
      <text:p text:style-name="P1"><text:span text:style-name="Source_20_Text">$this-&gt;Html-&gt;script('scripts');</text:span></text:p>
      <text:h text:style-name="Heading_20_3" text:outline-level="3"><text:bookmark text:name="html-helper-linking-to-multiple-javascript"/>Linking to multiple javascript</text:h>
      <text:p text:style-name="Text_20_body">Copy</text:p>
      <text:p text:style-name="P1"><text:span text:style-name="Source_20_Text">echo $this-&gt;Html-&gt;script(['jquery', 'wysiwyg', 'scripts']);</text:span></text:p>
      <text:h text:style-name="Heading_20_3" text:outline-level="3"><text:bookmark text:name="html-helper-javascript-to-specific-block"/>Javascript to specific block</text:h>
      <text:p text:style-name="Text_20_body">Copy</text:p>
      <text:p text:style-name="Preformatted_20_Text"><text:span text:style-name="Source_20_Text">echo $this-&gt;Html-&gt;script('wysiwyg', ['block' =&gt; 'scriptBottom']);</text:span></text:p>
      <text:p text:style-name="Preformatted_20_Text"><text:span text:style-name="Source_20_Text">//in your layout</text:span></text:p>
      <text:p text:style-name="P1"><text:span text:style-name="Source_20_Text">echo $this-&gt;fetch('scriptBottom');</text:span></text:p>
      <text:h text:style-name="Heading_20_3" text:outline-level="3"><text:bookmark text:name="html-helper-nested-lists"/>Nested Lists</text:h>
      <text:p text:style-name="Text_20_body">Copy</text:p>
      <text:p text:style-name="Preformatted_20_Text"><text:span text:style-name="Source_20_Text">$list = [</text:span></text:p>
      <text:p text:style-name="Preformatted_20_Text"><text:span text:style-name="Source_20_Text"><text:s text:c="4"/>'Languages' =&gt; [</text:span></text:p>
      <text:p text:style-name="Preformatted_20_Text"><text:span text:style-name="Source_20_Text"><text:s text:c="8"/>'English' =&gt; [</text:span></text:p>
      <text:p text:style-name="Preformatted_20_Text"><text:span text:style-name="Source_20_Text"><text:s text:c="12"/>'American',</text:span></text:p>
      <text:p text:style-name="Preformatted_20_Text"><text:span text:style-name="Source_20_Text"><text:s text:c="12"/>'Canadian',</text:span></text:p>
      <text:p text:style-name="Preformatted_20_Text"><text:span text:style-name="Source_20_Text"><text:s text:c="12"/>'British',</text:span></text:p>
      <text:p text:style-name="Preformatted_20_Text"><text:span text:style-name="Source_20_Text"><text:s text:c="8"/>[,</text:span></text:p>
      <text:p text:style-name="Preformatted_20_Text"><text:span text:style-name="Source_20_Text"><text:s text:c="8"/>'Spanish',</text:span></text:p>
      <text:p text:style-name="Preformatted_20_Text"><text:span text:style-name="Source_20_Text"><text:s text:c="8"/>'German',</text:span></text:p>
      <text:p text:style-name="Preformatted_20_Text"><text:span text:style-name="Source_20_Text"><text:s text:c="4"/>]</text:span></text:p>
      <text:p text:style-name="Preformatted_20_Text"><text:span text:style-name="Source_20_Text">];</text:span></text:p>
      <text:p text:style-name="Preformatted_20_Text"><text:span text:style-name="Source_20_Text">echo $this-&gt;Html-&gt;nestedList($list);</text:span></text:p>
      <text:p text:style-name="Preformatted_20_Text"><text:span text:style-name="Source_20_Text">/*</text:span></text:p>
      <text:p text:style-name="Preformatted_20_Text"><text:span text:style-name="Source_20_Text">&lt;ul&gt;</text:span></text:p>
      <text:p text:style-name="Preformatted_20_Text"><text:span text:style-name="Source_20_Text"><text:s text:c="4"/>&lt;li&gt;Languages</text:span></text:p>
      <text:p text:style-name="Preformatted_20_Text"><text:span text:style-name="Source_20_Text"><text:s text:c="8"/>&lt;ul&gt;</text:span></text:p>
      <text:p text:style-name="Preformatted_20_Text"><text:span text:style-name="Source_20_Text"><text:s text:c="12"/>&lt;li&gt;English</text:span></text:p>
      <text:p text:style-name="Preformatted_20_Text"><text:span text:style-name="Source_20_Text"><text:s text:c="16"/>&lt;ul&gt;</text:span></text:p>
      <text:p text:style-name="Preformatted_20_Text"><text:span text:style-name="Source_20_Text"><text:s text:c="20"/>&lt;li&gt;American&lt;/li&gt;</text:span></text:p>
      <text:p text:style-name="Preformatted_20_Text"><text:span text:style-name="Source_20_Text"><text:s text:c="20"/>&lt;li&gt;Canadian&lt;/li&gt;</text:span></text:p>
      <text:p text:style-name="Preformatted_20_Text"><text:soft-page-break/><text:span text:style-name="Source_20_Text"><text:s text:c="20"/>&lt;li&gt;British&lt;/li&gt;</text:span></text:p>
      <text:p text:style-name="Preformatted_20_Text"><text:span text:style-name="Source_20_Text"><text:s text:c="16"/>&lt;/ul&gt;</text:span></text:p>
      <text:p text:style-name="Preformatted_20_Text"><text:span text:style-name="Source_20_Text"><text:s text:c="12"/>&lt;/li&gt;</text:span></text:p>
      <text:p text:style-name="Preformatted_20_Text"><text:span text:style-name="Source_20_Text"><text:s text:c="12"/>&lt;li&gt;Spanish&lt;/li&gt;</text:span></text:p>
      <text:p text:style-name="Preformatted_20_Text"><text:span text:style-name="Source_20_Text"><text:s text:c="12"/>&lt;li&gt;German&lt;/li&gt;</text:span></text:p>
      <text:p text:style-name="Preformatted_20_Text"><text:span text:style-name="Source_20_Text"><text:s text:c="8"/>&lt;/ul&gt;</text:span></text:p>
      <text:p text:style-name="Preformatted_20_Text"><text:span text:style-name="Source_20_Text"><text:s text:c="4"/>&lt;/li&gt;</text:span></text:p>
      <text:p text:style-name="Preformatted_20_Text"><text:span text:style-name="Source_20_Text">&lt;/ul&gt;</text:span></text:p>
      <text:p text:style-name="Preformatted_20_Text"/>
      <text:p text:style-name="P1"><text:span text:style-name="Source_20_Text">*/</text:span></text:p>
      <text:h text:style-name="Heading_20_3" text:outline-level="3"><text:bookmark text:name="html-helper-table-headers"/>Table headers</text:h>
      <text:p text:style-name="Text_20_body">Copy</text:p>
      <text:p text:style-name="Preformatted_20_Text"><text:span text:style-name="Source_20_Text">echo $this-&gt;Html-&gt;tableHeaders(['Date', 'Title', 'Active']);</text:span></text:p>
      <text:p text:style-name="Preformatted_20_Text"><text:span text:style-name="Source_20_Text">/*</text:span></text:p>
      <text:p text:style-name="Preformatted_20_Text"><text:span text:style-name="Source_20_Text">&lt;tr&gt;</text:span></text:p>
      <text:p text:style-name="Preformatted_20_Text"><text:span text:style-name="Source_20_Text"><text:s text:c="4"/>&lt;th&gt;Date&lt;/th&gt;</text:span></text:p>
      <text:p text:style-name="Preformatted_20_Text"><text:span text:style-name="Source_20_Text"><text:s text:c="4"/>&lt;th&gt;Title&lt;/th&gt;</text:span></text:p>
      <text:p text:style-name="Preformatted_20_Text"><text:span text:style-name="Source_20_Text"><text:s text:c="4"/>&lt;th&gt;Active&lt;/th&gt;</text:span></text:p>
      <text:p text:style-name="Preformatted_20_Text"><text:span text:style-name="Source_20_Text">&lt;/tr&gt;</text:span></text:p>
      <text:p text:style-name="Preformatted_20_Text"><text:span text:style-name="Source_20_Text">*/</text:span></text:p>
      <text:p text:style-name="Preformatted_20_Text"/>
      <text:p text:style-name="Preformatted_20_Text"><text:span text:style-name="Source_20_Text">echo $this-&gt;Html-&gt;tableHeaders(</text:span></text:p>
      <text:p text:style-name="Preformatted_20_Text"><text:span text:style-name="Source_20_Text"><text:s text:c="4"/>['Date','Title','Active'],</text:span></text:p>
      <text:p text:style-name="Preformatted_20_Text"><text:span text:style-name="Source_20_Text"><text:s text:c="4"/>['class' =&gt; 'status'],</text:span></text:p>
      <text:p text:style-name="Preformatted_20_Text"><text:span text:style-name="Source_20_Text"><text:s text:c="4"/>['class' =&gt; 'product_table']</text:span></text:p>
      <text:p text:style-name="Preformatted_20_Text"><text:span text:style-name="Source_20_Text">);</text:span></text:p>
      <text:p text:style-name="Preformatted_20_Text"><text:span text:style-name="Source_20_Text">/*</text:span></text:p>
      <text:p text:style-name="Preformatted_20_Text"><text:span text:style-name="Source_20_Text">&lt;tr class="status"&gt;</text:span></text:p>
      <text:p text:style-name="Preformatted_20_Text"><text:span text:style-name="Source_20_Text"><text:s text:c="5"/>&lt;th class="product_table"&gt;Date&lt;/th&gt;</text:span></text:p>
      <text:p text:style-name="Preformatted_20_Text"><text:span text:style-name="Source_20_Text"><text:s text:c="5"/>&lt;th class="product_table"&gt;Title&lt;/th&gt;</text:span></text:p>
      <text:p text:style-name="Preformatted_20_Text"><text:span text:style-name="Source_20_Text"><text:s text:c="5"/>&lt;th class="product_table"&gt;Active&lt;/th&gt;</text:span></text:p>
      <text:p text:style-name="Preformatted_20_Text"><text:span text:style-name="Source_20_Text">&lt;/tr&gt;</text:span></text:p>
      <text:p text:style-name="Preformatted_20_Text"><text:span text:style-name="Source_20_Text">*/</text:span></text:p>
      <text:p text:style-name="Preformatted_20_Text"/>
      <text:p text:style-name="Preformatted_20_Text"><text:span text:style-name="Source_20_Text">echo $this-&gt;Html-&gt;tableHeaders([</text:span></text:p>
      <text:p text:style-name="Preformatted_20_Text"><text:span text:style-name="Source_20_Text"><text:s text:c="4"/>'id',</text:span></text:p>
      <text:p text:style-name="Preformatted_20_Text"><text:span text:style-name="Source_20_Text"><text:s text:c="4"/>['Name' =&gt; ['class' =&gt; 'highlight']],</text:span></text:p>
      <text:p text:style-name="Preformatted_20_Text"><text:span text:style-name="Source_20_Text"><text:s text:c="4"/>['Date' =&gt; ['class' =&gt; 'sortable']]</text:span></text:p>
      <text:p text:style-name="Preformatted_20_Text"><text:span text:style-name="Source_20_Text">]);</text:span></text:p>
      <text:p text:style-name="Preformatted_20_Text"><text:span text:style-name="Source_20_Text">/*</text:span></text:p>
      <text:p text:style-name="Preformatted_20_Text"><text:span text:style-name="Source_20_Text">&lt;tr&gt;</text:span></text:p>
      <text:p text:style-name="Preformatted_20_Text"><text:span text:style-name="Source_20_Text"><text:s text:c="4"/>&lt;th&gt;id&lt;/th&gt;</text:span></text:p>
      <text:p text:style-name="Preformatted_20_Text"><text:span text:style-name="Source_20_Text"><text:s text:c="4"/>&lt;th class="highlight"&gt;Name&lt;/th&gt;</text:span></text:p>
      <text:p text:style-name="Preformatted_20_Text"><text:span text:style-name="Source_20_Text"><text:s text:c="4"/>&lt;th class="sortable"&gt;Date&lt;/th&gt;</text:span></text:p>
      <text:p text:style-name="Preformatted_20_Text"><text:span text:style-name="Source_20_Text">&lt;/tr&gt;</text:span></text:p>
      <text:p text:style-name="P1"><text:span text:style-name="Source_20_Text">*/</text:span></text:p>
      <text:h text:style-name="Heading_20_3" text:outline-level="3"><text:bookmark text:name="html-helper-creating-table-cells"/>Creating table cells</text:h>
      <text:p text:style-name="Text_20_body">Copy</text:p>
      <text:p text:style-name="Preformatted_20_Text"><text:span text:style-name="Source_20_Text">echo $this-&gt;Html-&gt;tableCells([</text:span></text:p>
      <text:p text:style-name="Preformatted_20_Text"><text:span text:style-name="Source_20_Text"><text:s text:c="4"/>['Jul 7th, 2007', 'Best Brownies', 'Yes'],</text:span></text:p>
      <text:p text:style-name="Preformatted_20_Text"><text:span text:style-name="Source_20_Text"><text:s text:c="4"/>['Jun 21st, 2007', 'Smart Cookies', 'Yes'],</text:span></text:p>
      <text:p text:style-name="Preformatted_20_Text"><text:span text:style-name="Source_20_Text"><text:s text:c="4"/>['Aug 1st, 2006', 'Anti-Java Cake', 'No'],</text:span></text:p>
      <text:p text:style-name="Preformatted_20_Text"><text:span text:style-name="Source_20_Text">]);</text:span></text:p>
      <text:p text:style-name="Preformatted_20_Text"><text:span text:style-name="Source_20_Text">/*</text:span></text:p>
      <text:p text:style-name="Preformatted_20_Text"><text:span text:style-name="Source_20_Text">&lt;tr&gt;&lt;td&gt;Jul 7th, 2007&lt;/td&gt;&lt;td&gt;Best Brownies&lt;/td&gt;&lt;td&gt;Yes&lt;/td&gt;&lt;/tr&gt;</text:span></text:p>
      <text:p text:style-name="Preformatted_20_Text"><text:span text:style-name="Source_20_Text">&lt;tr&gt;&lt;td&gt;Jun 21st, 2007&lt;/td&gt;&lt;td&gt;Smart Cookies&lt;/td&gt;&lt;td&gt;Yes&lt;/td&gt;&lt;/tr&gt;</text:span></text:p>
      <text:p text:style-name="Preformatted_20_Text"><text:soft-page-break/><text:span text:style-name="Source_20_Text">&lt;tr&gt;&lt;td&gt;Aug 1st, 2006&lt;/td&gt;&lt;td&gt;Anti-Java Cake&lt;/td&gt;&lt;td&gt;No&lt;/td&gt;&lt;/tr&gt;</text:span></text:p>
      <text:p text:style-name="Preformatted_20_Text"><text:span text:style-name="Source_20_Text">*/</text:span></text:p>
      <text:p text:style-name="Preformatted_20_Text"/>
      <text:p text:style-name="Preformatted_20_Text"><text:span text:style-name="Source_20_Text">echo $this-&gt;Html-&gt;tableCells([</text:span></text:p>
      <text:p text:style-name="Preformatted_20_Text"><text:span text:style-name="Source_20_Text"><text:s text:c="4"/>['Jul 7th, 2007', ['Best Brownies', ['class' =&gt; 'highlight']] , 'Yes'],</text:span></text:p>
      <text:p text:style-name="Preformatted_20_Text"><text:span text:style-name="Source_20_Text"><text:s text:c="4"/>['Jun 21st, 2007', 'Smart Cookies', 'Yes'],</text:span></text:p>
      <text:p text:style-name="Preformatted_20_Text"><text:span text:style-name="Source_20_Text"><text:s text:c="4"/>['Aug 1st, 2006', 'Anti-Java Cake', ['No', ['id' =&gt; 'special']]],</text:span></text:p>
      <text:p text:style-name="Preformatted_20_Text"><text:span text:style-name="Source_20_Text">]);</text:span></text:p>
      <text:p text:style-name="Preformatted_20_Text"><text:span text:style-name="Source_20_Text">/*</text:span></text:p>
      <text:p text:style-name="Preformatted_20_Text"><text:span text:style-name="Source_20_Text">&lt;tr&gt;</text:span></text:p>
      <text:p text:style-name="Preformatted_20_Text"><text:span text:style-name="Source_20_Text"><text:s text:c="4"/>&lt;td&gt;</text:span></text:p>
      <text:p text:style-name="Preformatted_20_Text"><text:span text:style-name="Source_20_Text"><text:s text:c="8"/>Jul 7th, 2007</text:span></text:p>
      <text:p text:style-name="Preformatted_20_Text"><text:span text:style-name="Source_20_Text"><text:s text:c="4"/>&lt;/td&gt;</text:span></text:p>
      <text:p text:style-name="Preformatted_20_Text"><text:span text:style-name="Source_20_Text"><text:s text:c="4"/>&lt;td class="highlight"&gt;</text:span></text:p>
      <text:p text:style-name="Preformatted_20_Text"><text:span text:style-name="Source_20_Text"><text:s text:c="8"/>Best Brownies</text:span></text:p>
      <text:p text:style-name="Preformatted_20_Text"><text:span text:style-name="Source_20_Text"><text:s text:c="4"/>&lt;/td&gt;</text:span></text:p>
      <text:p text:style-name="Preformatted_20_Text"><text:span text:style-name="Source_20_Text"><text:s text:c="4"/>&lt;td&gt;</text:span></text:p>
      <text:p text:style-name="Preformatted_20_Text"><text:span text:style-name="Source_20_Text"><text:s text:c="8"/>Yes</text:span></text:p>
      <text:p text:style-name="Preformatted_20_Text"><text:span text:style-name="Source_20_Text"><text:s text:c="4"/>&lt;/td&gt;</text:span></text:p>
      <text:p text:style-name="Preformatted_20_Text"><text:span text:style-name="Source_20_Text">&lt;/tr&gt;</text:span></text:p>
      <text:p text:style-name="Preformatted_20_Text"><text:span text:style-name="Source_20_Text">&lt;tr&gt;</text:span></text:p>
      <text:p text:style-name="Preformatted_20_Text"><text:span text:style-name="Source_20_Text"><text:s text:c="4"/>&lt;td&gt;</text:span></text:p>
      <text:p text:style-name="Preformatted_20_Text"><text:span text:style-name="Source_20_Text"><text:s text:c="8"/>Jun 21st, 2007</text:span></text:p>
      <text:p text:style-name="Preformatted_20_Text"><text:span text:style-name="Source_20_Text"><text:s text:c="4"/>&lt;/td&gt;</text:span></text:p>
      <text:p text:style-name="Preformatted_20_Text"><text:span text:style-name="Source_20_Text"><text:s text:c="4"/>&lt;td&gt;</text:span></text:p>
      <text:p text:style-name="Preformatted_20_Text"><text:span text:style-name="Source_20_Text"><text:s text:c="8"/>Smart Cookies</text:span></text:p>
      <text:p text:style-name="Preformatted_20_Text"><text:span text:style-name="Source_20_Text"><text:s text:c="4"/>&lt;/td&gt;</text:span></text:p>
      <text:p text:style-name="Preformatted_20_Text"><text:span text:style-name="Source_20_Text"><text:s text:c="4"/>&lt;td&gt;</text:span></text:p>
      <text:p text:style-name="Preformatted_20_Text"><text:span text:style-name="Source_20_Text"><text:s text:c="8"/>Yes</text:span></text:p>
      <text:p text:style-name="Preformatted_20_Text"><text:span text:style-name="Source_20_Text"><text:s text:c="4"/>&lt;/td&gt;</text:span></text:p>
      <text:p text:style-name="Preformatted_20_Text"><text:span text:style-name="Source_20_Text">&lt;/tr&gt;</text:span></text:p>
      <text:p text:style-name="Preformatted_20_Text"><text:span text:style-name="Source_20_Text">&lt;tr&gt;</text:span></text:p>
      <text:p text:style-name="Preformatted_20_Text"><text:span text:style-name="Source_20_Text"><text:s text:c="4"/>&lt;td&gt;</text:span></text:p>
      <text:p text:style-name="Preformatted_20_Text"><text:span text:style-name="Source_20_Text"><text:s text:c="8"/>Aug 1st, 2006</text:span></text:p>
      <text:p text:style-name="Preformatted_20_Text"><text:span text:style-name="Source_20_Text"><text:s text:c="4"/>&lt;/td&gt;</text:span></text:p>
      <text:p text:style-name="Preformatted_20_Text"><text:span text:style-name="Source_20_Text"><text:s text:c="4"/>&lt;td&gt;</text:span></text:p>
      <text:p text:style-name="Preformatted_20_Text"><text:span text:style-name="Source_20_Text"><text:s text:c="8"/>Anti-Java Cake</text:span></text:p>
      <text:p text:style-name="Preformatted_20_Text"><text:span text:style-name="Source_20_Text"><text:s text:c="4"/>&lt;/td&gt;</text:span></text:p>
      <text:p text:style-name="Preformatted_20_Text"><text:span text:style-name="Source_20_Text"><text:s text:c="4"/>&lt;td id="special"&gt;</text:span></text:p>
      <text:p text:style-name="Preformatted_20_Text"><text:span text:style-name="Source_20_Text"><text:s text:c="8"/>No</text:span></text:p>
      <text:p text:style-name="Preformatted_20_Text"><text:span text:style-name="Source_20_Text"><text:s text:c="4"/>&lt;/td&gt;</text:span></text:p>
      <text:p text:style-name="Preformatted_20_Text"><text:span text:style-name="Source_20_Text">&lt;/tr&gt;</text:span></text:p>
      <text:p text:style-name="P1"><text:span text:style-name="Source_20_Text">*/</text:span></text:p>
      <text:h text:style-name="Heading_20_2" text:outline-level="2"><text:bookmark text:name="paginator"/>Paginator</text:h>
      <text:h text:style-name="Heading_20_3" text:outline-level="3"><text:bookmark text:name="paginator-setting-up"/>Setting up</text:h>
      <text:p text:style-name="Text_20_body">Copy</text:p>
      <text:p text:style-name="Preformatted_20_Text"><text:span text:style-name="Source_20_Text">class ArticlesController extends AppController {</text:span></text:p>
      <text:p text:style-name="Preformatted_20_Text"><text:span text:style-name="Source_20_Text"><text:s text:c="4"/>public $components = ['Paginator'];</text:span></text:p>
      <text:p text:style-name="Preformatted_20_Text"><text:span text:style-name="Source_20_Text"><text:s text:c="4"/>public $paginate = [</text:span></text:p>
      <text:p text:style-name="Preformatted_20_Text"><text:span text:style-name="Source_20_Text"><text:s text:c="8"/>'limit' =&gt; 25,</text:span></text:p>
      <text:p text:style-name="Preformatted_20_Text"><text:span text:style-name="Source_20_Text"><text:s text:c="8"/>'order' =&gt; [</text:span></text:p>
      <text:p text:style-name="Preformatted_20_Text"><text:span text:style-name="Source_20_Text"><text:s text:c="12"/>'Articles.title' =&gt; 'asc'</text:span></text:p>
      <text:p text:style-name="Preformatted_20_Text"><text:span text:style-name="Source_20_Text"><text:s text:c="8"/>]</text:span></text:p>
      <text:p text:style-name="Preformatted_20_Text"><text:span text:style-name="Source_20_Text"><text:s text:c="4"/>];</text:span></text:p>
      <text:p text:style-name="P1"><text:span text:style-name="Source_20_Text">}</text:span></text:p>
      <text:h text:style-name="Heading_20_3" text:outline-level="3"><text:bookmark text:name="paginator-finding-data"/><text:soft-page-break/>Finding data</text:h>
      <text:p text:style-name="Text_20_body">Copy</text:p>
      <text:p text:style-name="Preformatted_20_Text"><text:span text:style-name="Source_20_Text">public function index() {</text:span></text:p>
      <text:p text:style-name="Preformatted_20_Text"><text:span text:style-name="Source_20_Text"><text:s text:c="4"/>$this-&gt;set('articles', $this-&gt;paginate());</text:span></text:p>
      <text:p text:style-name="Preformatted_20_Text"><text:span text:style-name="Source_20_Text">}</text:span></text:p>
      <text:p text:style-name="Preformatted_20_Text"><text:span text:style-name="Source_20_Text">public function index() {</text:span></text:p>
      <text:p text:style-name="Preformatted_20_Text"><text:span text:style-name="Source_20_Text"><text:s text:c="4"/>$query = $this-&gt;Articles-&gt;find('popular')-&gt;where(['author_id' =&gt; 1]);</text:span></text:p>
      <text:p text:style-name="Preformatted_20_Text"><text:span text:style-name="Source_20_Text"><text:s text:c="4"/>$this-&gt;set('articles', $this-&gt;paginate($query));</text:span></text:p>
      <text:p text:style-name="P1"><text:span text:style-name="Source_20_Text">}</text:span></text:p>
      <text:h text:style-name="Heading_20_3" text:outline-level="3"><text:bookmark text:name="paginator-using-the-paginator-directly"/>Using the paginator directly</text:h>
      <text:p text:style-name="Text_20_body">Copy</text:p>
      <text:p text:style-name="P1"><text:span text:style-name="Source_20_Text">$articles = $this-&gt;Paginator-&gt;paginate($articleTable, $config);</text:span></text:p>
      <text:h text:style-name="Heading_20_3" text:outline-level="3"><text:bookmark text:name="paginator-maxlimit"/>Maxlimit</text:h>
      <text:p text:style-name="Text_20_body">Copy</text:p>
      <text:p text:style-name="Preformatted_20_Text"><text:span text:style-name="Source_20_Text">// Limit the maximum number of rows that can be fetched (default: 100)</text:span></text:p>
      <text:p text:style-name="Preformatted_20_Text"><text:span text:style-name="Source_20_Text">public $paginate = [</text:span></text:p>
      <text:p text:style-name="Preformatted_20_Text"><text:span text:style-name="Source_20_Text"><text:s text:c="4"/>'maxLimit' =&gt; 10</text:span></text:p>
      <text:p text:style-name="P1"><text:span text:style-name="Source_20_Text">];</text:span></text:p>
      <text:h text:style-name="Heading_20_3" text:outline-level="3"><text:bookmark text:name="paginator-paginator-helper-sort-links"/>Paginator Helper - Sort Links</text:h>
      <text:p text:style-name="Text_20_body">Copy</text:p>
      <text:p text:style-name="P1"><text:span text:style-name="Source_20_Text">echo $this-&gt;Paginator-&gt;sort('user_id', 'User account');</text:span></text:p>
      <text:h text:style-name="Heading_20_3" text:outline-level="3"><text:bookmark text:name="paginator-paginator-helper-page-numbers"/>Paginator Helper - Page numbers</text:h>
      <text:p text:style-name="Text_20_body">Copy</text:p>
      <text:p text:style-name="P1"><text:span text:style-name="Source_20_Text">echo $this-&gt;Paginator-&gt;numbers();</text:span></text:p>
      <text:h text:style-name="Heading_20_3" text:outline-level="3"><text:bookmark text:name="paginator-paginator-helper-page-numbers-limit"/>Paginator Helper - Page numbers limit</text:h>
      <text:p text:style-name="Text_20_body">Copy</text:p>
      <text:p text:style-name="Preformatted_20_Text"><text:span text:style-name="Source_20_Text">// In the example, display links to the first 2 pages and the last 2</text:span></text:p>
      <text:p text:style-name="P1"><text:span text:style-name="Source_20_Text">echo $this-&gt;Paginator-&gt;numbers(['first' =&gt; 2, 'last' =&gt; 2]);</text:span></text:p>
      <text:h text:style-name="Heading_20_3" text:outline-level="3"><text:bookmark text:name="paginator-paginator-helper-previous-next"/>Paginator Helper - Previous, Next</text:h>
      <text:p text:style-name="Text_20_body">Copy</text:p>
      <text:p text:style-name="Preformatted_20_Text"><text:span text:style-name="Source_20_Text">echo $this-&gt;Paginator-&gt;prev(' &lt;&lt; ' . __('previous'));</text:span></text:p>
      <text:p text:style-name="P1"><text:span text:style-name="Source_20_Text">echo $this-&gt;Paginator-&gt;next(' &gt;&gt; ' . __('next'));</text:span></text:p>
      <text:h text:style-name="Heading_20_3" text:outline-level="3"><text:bookmark text:name="paginator-paginator-helper-first-last-page"/>Paginator Helper - First, Last page</text:h>
      <text:p text:style-name="Text_20_body">Copy</text:p>
      <text:p text:style-name="Preformatted_20_Text"><text:soft-page-break/><text:span text:style-name="Source_20_Text">echo $this-&gt;Paginator-&gt;first('&lt; first');</text:span></text:p>
      <text:p text:style-name="P1"><text:span text:style-name="Source_20_Text">echo $this-&gt;Paginator-&gt;last('&gt; last');</text:span></text:p>
      <text:h text:style-name="Heading_20_2" text:outline-level="2"><text:bookmark text:name="routing"/>Routing</text:h>
      <text:h text:style-name="Heading_20_3" text:outline-level="3"><text:bookmark text:name="routing-basic-usage"/>Basic usage</text:h>
      <text:p text:style-name="Text_20_body">Copy</text:p>
      <text:p text:style-name="P1"><text:span text:style-name="Source_20_Text">Router::connect('/articles/*', ['controller' =&gt; 'Articles', 'action' =&gt; 'view']);</text:span></text:p>
      <text:h text:style-name="Heading_20_3" text:outline-level="3"><text:bookmark text:name="routing-passing-variables-to-the-controller"/>Passing variables to the controller</text:h>
      <text:p text:style-name="Text_20_body">Copy</text:p>
      <text:p text:style-name="Preformatted_20_Text"><text:span text:style-name="Source_20_Text">Router::connect(</text:span></text:p>
      <text:p text:style-name="Preformatted_20_Text"><text:span text:style-name="Source_20_Text"><text:s text:c="4"/>'/articles/:id',</text:span></text:p>
      <text:p text:style-name="Preformatted_20_Text"><text:span text:style-name="Source_20_Text"><text:s text:c="4"/>['controller' =&gt; 'Articles', 'action' =&gt; 'view'],</text:span></text:p>
      <text:p text:style-name="Preformatted_20_Text"><text:span text:style-name="Source_20_Text"><text:s text:c="4"/>['id' =&gt; '\d+', 'pass' =&gt; ['id']]</text:span></text:p>
      <text:p text:style-name="P1"><text:span text:style-name="Source_20_Text">)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ial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19:59:25.418847558</meta:creation-date>
    <dc:date>2018-04-13T19:59:45.394184617</dc:date>
    <meta:editing-duration>PT20S</meta:editing-duration>
    <meta:editing-cycles>1</meta:editing-cycles>
    <meta:document-statistic meta:table-count="0" meta:image-count="0" meta:object-count="0" meta:page-count="17" meta:paragraph-count="636" meta:word-count="1624" meta:character-count="14798" meta:non-whitespace-character-count="12358"/>
    <meta:generator>LibreOffice/5.1.6.2$Linux_X86_64 LibreOffice_project/10m0$Build-2</meta:generator>
  </office:meta>
</office:document-meta>
</file>